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gif" manifest:full-path="Pictures/100002000000000B0000000BAD27F3FA.g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標楷體" svg:font-family="標楷體" style:font-family-generic="script"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新細明體" svg:font-family="新細明體"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18pt" style:font-name-asian="標楷體" style:font-size-asian="18pt" style:language-asian="zh" style:country-asian="TW" style:font-size-complex="18pt"/>
    </style:style>
    <style:style style:name="P3" style:family="paragraph" style:parent-style-name="Standard">
      <style:paragraph-properties fo:line-height="150%" fo:text-align="start" style:justify-single-word="false"/>
      <style:text-properties fo:font-variant="normal" fo:text-transform="none" fo:color="#000000" style:font-name="標楷體" fo:font-size="14pt" fo:letter-spacing="normal" style:font-name-asian="標楷體" style:font-size-asian="14pt" style:language-asian="zh" style:country-asian="TW" style:font-style-asian="normal" style:font-weight-asian="normal" style:font-size-complex="14pt"/>
    </style:style>
    <style:style style:name="P4" style:family="paragraph" style:parent-style-name="Standard" style:list-style-name="L1">
      <style:paragraph-properties fo:line-height="150%" fo:text-align="start" style:justify-single-word="false"/>
      <style:text-properties style:font-name="標楷體" fo:font-size="14pt" style:font-name-asian="標楷體" style:font-size-asian="14pt" style:language-asian="zh" style:country-asian="TW" style:font-size-complex="14pt"/>
    </style:style>
    <style:style style:name="P5" style:family="paragraph" style:parent-style-name="Standard" style:list-style-name="L5">
      <style:paragraph-properties fo:line-height="150%" fo:text-align="start" style:justify-single-word="false"/>
      <style:text-properties style:font-name="標楷體" fo:font-size="14pt" style:font-name-asian="標楷體" style:font-size-asian="14pt" style:language-asian="zh" style:country-asian="TW" style:font-size-complex="14pt"/>
    </style:style>
    <style:style style:name="P6" style:family="paragraph" style:parent-style-name="Standard" style:list-style-name="L4">
      <style:paragraph-properties fo:line-height="150%"/>
      <style:text-properties style:font-name="標楷體" fo:font-size="14pt" style:font-name-asian="標楷體" style:font-size-asian="14pt" style:font-size-complex="14pt"/>
    </style:style>
    <style:style style:name="P7" style:family="paragraph" style:parent-style-name="Standard" style:list-style-name="L2">
      <style:paragraph-properties fo:line-height="150%" fo:text-align="start" style:justify-single-word="false"/>
      <style:text-properties fo:font-size="14pt" style:font-name-asian="標楷體" style:font-size-asian="14pt" style:language-asian="zh" style:country-asian="TW" style:font-size-complex="14pt"/>
    </style:style>
    <style:style style:name="P8" style:family="paragraph" style:parent-style-name="Standard" style:list-style-name="L3">
      <style:paragraph-properties fo:line-height="150%" fo:text-align="start" style:justify-single-word="false"/>
      <style:text-properties fo:font-size="14pt" style:font-name-asian="標楷體" style:font-size-asian="14pt" style:language-asian="zh" style:country-asian="TW" style:font-size-complex="14pt"/>
    </style:style>
    <style:style style:name="P9" style:family="paragraph" style:parent-style-name="Standard" style:list-style-name="L5">
      <style:paragraph-properties fo:line-height="150%" fo:text-align="start" style:justify-single-word="false"/>
      <style:text-properties fo:font-size="14pt" fo:font-weight="normal" style:font-size-asian="14pt" style:font-weight-asian="normal" style:font-size-complex="14pt" style:font-weight-complex="normal"/>
    </style:style>
    <style:style style:name="P10" style:family="paragraph" style:parent-style-name="Standard" style:list-style-name="L5">
      <style:paragraph-properties fo:line-height="150%" fo:text-align="start" style:justify-single-word="false"/>
      <style:text-properties fo:font-variant="normal" fo:text-transform="none" fo:color="#000000" style:font-name="標楷體" fo:font-size="14pt" fo:letter-spacing="normal" style:font-name-asian="標楷體" style:font-size-asian="14pt" style:language-asian="zh" style:country-asian="TW" style:font-style-asian="normal" style:font-weight-asian="normal" style:font-size-complex="14pt"/>
    </style:style>
    <style:style style:name="P11" style:family="paragraph" style:parent-style-name="Standard" style:list-style-name="L5">
      <style:paragraph-properties fo:line-height="150%" fo:text-align="start" style:justify-single-word="false"/>
      <style:text-properties fo:font-weight="normal" style:font-weight-asian="normal" style:font-weight-complex="normal"/>
    </style:style>
    <style:style style:name="P12" style:family="paragraph" style:parent-style-name="Text_20_body" style:list-style-name="L2">
      <style:paragraph-properties fo:line-height="150%" fo:text-align="start" style:justify-single-word="false"/>
      <style:text-properties style:font-name-asian="標楷體"/>
    </style:style>
    <style:style style:name="P13" style:family="paragraph" style:parent-style-name="Text_20_body" style:list-style-name="L4">
      <style:paragraph-properties fo:line-height="150%"/>
      <style:text-properties style:font-name="標楷體" fo:font-size="14pt" fo:language="en" fo:country="US" style:font-name-asian="標楷體" style:font-size-asian="14pt" style:language-asian="zh" style:country-asian="TW" style:font-size-complex="14pt"/>
    </style:style>
    <style:style style:name="T1" style:family="text">
      <style:text-properties style:language-asian="zh" style:country-asian="TW"/>
    </style:style>
    <style:style style:name="T2" style:family="text">
      <style:text-properties fo:font-variant="normal" fo:text-transform="none" fo:color="#000000" style:font-name="標楷體" fo:letter-spacing="normal" style:font-name-asian="標楷體" style:language-asian="zh" style:country-asian="TW" style:font-style-asian="normal"/>
    </style:style>
    <style:style style:name="T3" style:family="text">
      <style:text-properties fo:font-variant="normal" fo:text-transform="none" fo:color="#000000" style:font-name="標楷體" fo:letter-spacing="normal" fo:language="en" fo:country="US" style:font-name-asian="標楷體" style:language-asian="zh" style:country-asian="TW" style:font-style-asian="normal"/>
    </style:style>
    <style:style style:name="T4" style:family="text">
      <style:text-properties fo:font-variant="normal" fo:text-transform="none" fo:color="#000000" style:font-name="標楷體" fo:font-size="14pt" fo:letter-spacing="normal" style:font-name-asian="標楷體" style:font-size-asian="14pt" style:language-asian="zh" style:country-asian="TW" style:font-style-asian="normal" style:font-size-complex="14pt"/>
    </style:style>
    <style:style style:name="T5" style:family="text">
      <style:text-properties fo:font-variant="normal" fo:text-transform="none" fo:color="#000000" fo:font-size="14pt" fo:letter-spacing="normal" style:font-name-asian="標楷體" style:font-size-asian="14pt" style:font-style-asian="normal" style:font-size-complex="14pt"/>
    </style:style>
    <style:style style:name="T6" style:family="text">
      <style:text-properties fo:font-variant="normal" fo:text-transform="none" fo:color="#000000" fo:font-size="14pt" fo:letter-spacing="normal" style:font-name-asian="標楷體" style:font-size-asian="14pt" style:language-asian="zh" style:country-asian="TW" style:font-style-asian="normal" style:font-size-complex="14pt"/>
    </style:style>
    <style:style style:name="T7" style:family="text">
      <style:text-properties fo:language="en" fo:country="US"/>
    </style:style>
    <style:style style:name="T8" style:family="text">
      <style:text-properties fo:font-size="14pt" style:font-name-asian="標楷體" style:font-size-asian="14pt" style:font-size-complex="14pt"/>
    </style:style>
    <style:style style:name="T9" style:family="text">
      <style:text-properties fo:font-size="14pt" style:font-name-asian="標楷體" style:font-size-asian="14pt" style:language-asian="zh" style:country-asian="TW" style:font-size-complex="14pt"/>
    </style:style>
    <style:style style:name="T10" style:family="text">
      <style:text-properties fo:font-size="14pt" fo:language="en" fo:country="US" style:font-size-asian="14pt" style:language-asian="zh" style:country-asian="TW" style:font-size-complex="14pt"/>
    </style:style>
    <style:style style:name="T11" style:family="text">
      <style:text-properties fo:font-size="14pt" style:font-size-asian="14pt" style:language-asian="zh" style:country-asian="TW" style:font-size-complex="14pt"/>
    </style:style>
    <style:style style:name="T12" style:family="text">
      <style:text-properties style:font-name="標楷體" style:font-name-asian="標楷體"/>
    </style:style>
    <text:list-style style:name="L1">
      <text:list-level-style-number text:level="1" style:num-suffix="、" style:num-format="一, 二, 三, ...">
        <style:list-level-properties text:list-level-position-and-space-mode="label-alignment">
          <style:list-level-label-alignment text:label-followed-by="nothing" fo:text-indent="0.021cm" fo:margin-left="0.019cm"/>
        </style:list-level-properties>
      </text:list-level-style-number>
      <text:list-level-style-number text:level="2" style:num-suffix="、" style:num-format="一, 二, 三, ...">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一, 二, 三, ...">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一, 二, 三, ...">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一, 二, 三, ...">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一, 二, 三, ...">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一, 二, 三, ...">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一, 二, 三, ...">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一, 二, 三, ...">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style:num-suffix="）" style:num-format="一, 二, 三, ...">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cm" fo:margin-left="1.97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image text:level="4" xlink:href="Pictures/100002000000000B0000000BAD27F3FA.gif" xlink:type="simple" xlink:show="embed" xlink:actuate="onLoad">
        <style:list-level-properties text:list-level-position-and-space-mode="label-alignment" style:vertical-pos="middle" style:vertical-rel="line" fo:width="0.291cm" fo:height="0.291cm">
          <style:list-level-label-alignment text:label-followed-by="listtab" text:list-tab-stop-position="3.175cm" fo:text-indent="-0.635cm" fo:margin-left="3.175cm"/>
        </style:list-level-properties>
      </text:list-level-style-image>
      <text:list-level-style-number text:level="5" style:num-suffix="、" style:num-format="一, 二, 三, ...">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一, 二, 三, ...">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一, 二, 三, ...">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一, 二, 三, ...">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一, 二, 三, ...">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cm" fo:margin-left="1.9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prefix="(" style:num-suffix=")" style:num-format="1">
        <style:list-level-properties text:list-level-position-and-space-mode="label-alignment">
          <style:list-level-label-alignment text:label-followed-by="nothing" fo:text-indent="-0.728cm" fo:margin-left="2.7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6.138cm" fo:text-indent="-0.635cm" fo:margin-left="6.13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773cm" fo:text-indent="-0.635cm" fo:margin-left="6.77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7.408cm" fo:text-indent="-0.635cm" fo:margin-left="7.4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8.043cm" fo:text-indent="-0.635cm" fo:margin-left="8.04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678cm" fo:text-indent="-0.635cm" fo:margin-left="8.67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9.313cm" fo:text-indent="-0.635cm" fo:margin-left="9.31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948cm" fo:text-indent="-0.635cm" fo:margin-left="9.94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583cm" fo:text-indent="-0.635cm" fo:margin-left="10.58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1.218cm" fo:text-indent="-0.635cm" fo:margin-left="11.218cm"/>
        </style:list-level-properties>
      </text:list-level-style-number>
    </text:list-style>
    <text:list-style style:name="L5">
      <text:list-level-style-number text:level="1" style:num-suffix="、" style:num-format="一, 二, 三, ..." text:start-value="6">
        <style:list-level-properties text:list-level-position-and-space-mode="label-alignment">
          <style:list-level-label-alignment text:label-followed-by="nothing" fo:text-indent="0.021cm" fo:margin-left="0.01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63cm" fo:margin-left="1.97cm"/>
        </style:list-level-properties>
      </text:list-level-style-number>
      <text:list-level-style-number text:level="3" style:num-suffix="、" style:num-format="一, 二, 三, ..." text:start-value="6">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一, 二, 三, ..." text:start-value="6">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一, 二, 三, ..." text:start-value="6">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一, 二, 三, ..." text:start-value="6">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一, 二, 三, ..." text:start-value="6">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一, 二, 三, ..." text:start-value="6">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一, 二, 三, ..." text:start-value="6">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一, 二, 三, ..." text:start-value="6">
        <style:list-level-properties text:list-level-position-and-space-mode="label-alignment">
          <style:list-level-label-alignment text:label-followed-by="nothing"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基隆市安樂地政事務所</text:p>
      <text:p text:style-name="P2">105年度12月份第2次主管會議紀錄</text:p>
      <text:p text:style-name="P2"/>
      <text:list xml:id="list1826146898636909786" text:style-name="L1">
        <text:list-item>
          <text:p text:style-name="P4">時間：中華民國105年12月21日下午2時整</text:p>
        </text:list-item>
        <text:list-item>
          <text:p text:style-name="P4">地點：三樓民眾談室</text:p>
        </text:list-item>
        <text:list-item>
          <text:p text:style-name="P4">主席：李主任慶華</text:p>
        </text:list-item>
        <text:list-item>
          <text:p text:style-name="P4">出席人員：張乃文、陳宗良、周力行、李美玲、潘惠婉 <text:s text:c="3"/>紀錄：陳苑蒨</text:p>
        </text:list-item>
        <text:list-item>
          <text:p text:style-name="P4">各單位報告事項：</text:p>
        </text:list-item>
      </text:list>
      <text:list xml:id="list8170728352085164392" text:style-name="L2">
        <text:list-item>
          <text:p text:style-name="P7">第一課</text:p>
        </text:list-item>
      </text:list>
      <text:list xml:id="list7345553685411869267" text:style-name="L3">
        <text:list-item>
          <text:p text:style-name="P8">本課12月1日至12月21日止，實價登錄案件共164件，其中憑證申報163件，線上申報紙本送件計0件，本所代填申報計1件，撤銷23件，駁回0件，另電話通知申報計8件。</text:p>
        </text:list-item>
        <text:list-item>
          <text:p text:style-name="P8">本課新進同仁陳曉玲於今日報到，感謝人事協助，將協助儘速熟悉審查業務。</text:p>
        </text:list-item>
      </text:list>
      <text:list xml:id="list30268837" text:continue-list="list8170728352085164392" text:style-name="L2">
        <text:list-item>
          <text:p text:style-name="P7">第二課</text:p>
          <text:list>
            <text:list-item>
              <text:p text:style-name="P7">有關本市七堵區崇義街19號建物門號牌登記疑義乙案，已於12月21日上午研商，初步決議辦理更正，將於查明後另案簽報。</text:p>
            </text:list-item>
          </text:list>
        </text:list-item>
        <text:list-item>
          <text:p text:style-name="P7">第三課</text:p>
          <text:list>
            <text:list-item>
              <text:p text:style-name="P7">106年公告土地現值區段地價評議表、12月份網際網路統計報表業已報送，刻正辦理更正資料校對及相關圖籍產製工作。</text:p>
            </text:list-item>
            <text:list-item>
              <text:p text:style-name="P7">本所訂於12月30日下班後進行106年度公告土地現值資料轉檔，請各課轉知同仁於是日17時30分前離線。</text:p>
            </text:list-item>
            <text:list-item>
              <text:p text:style-name="P7">本所內部控制制度推動情形調查表及附件、內部控制相關規範訂頒情形調查表，業已核章報送市府主計處會審科。</text:p>
            </text:list-item>
            <text:list-item>
              <text:p text:style-name="P7">本所105年環境教育成果及106年環境教育計畫已完成線上填報，環境教育成果達成每人4小時的目標，感謝同仁的配合。</text:p>
            </text:list-item>
          </text:list>
        </text:list-item>
        <text:list-item>
          <text:p text:style-name="P7"><text:soft-page-break/>人事</text:p>
          <text:list>
            <text:list-item>
              <text:p text:style-name="P12"><text:span text:style-name="T11">依據基隆市政府函轉行政院人事行政總處</text:span><text:span text:style-name="T10">105</text:span><text:span text:style-name="T11">年</text:span><text:span text:style-name="T10">12</text:span><text:span text:style-name="T11">月</text:span><text:span text:style-name="T10">1</text:span><text:span text:style-name="T11">日總處培字第</text:span><text:span text:style-name="T10">1050060899</text:span><text:span text:style-name="T11">號函規定，有關公務人員每年必須完成之課程及其時數（</text:span><text:span text:style-name="T10">10</text:span><text:span text:style-name="T11">小時）內涵修正如下：</text:span></text:p>
            </text:list-item>
          </text:list>
        </text:list-item>
      </text:list>
      <text:list xml:id="list4591603187558992555" text:style-name="L4">
        <text:list-item>
          <text:p text:style-name="P13">當<text:span text:style-name="T12">前政府重大政策1小時。</text:span></text:p>
        </text:list-item>
        <text:list-item>
          <text:p text:style-name="P6">法定訓練<text:span text:style-name="T7">4</text:span>小時（環境教育）。</text:p>
        </text:list-item>
        <text:list-item>
          <text:p text:style-name="P6">民主治理價值課程<text:span text:style-name="T7">5</text:span>小時，其中：性別主流化<text:span text:style-name="T7">1</text:span>小時；廉政與服務倫理、人權教育、行政中立、多元族群文化、公民參與等<text:span text:style-name="T7">4</text:span>小時。</text:p>
        </text:list-item>
        <text:list-item>
          <text:p text:style-name="P6">為期各級公務人員均能普遍瞭解民主治理價值內涵並予內化，其中「廉政與服務倫理、人權教育、行政中立、多元族群文化、公民參與等<text:span text:style-name="T7">4</text:span>小時」部分，仍請鼓勵所屬公務人員儘可能選讀不同課程。</text:p>
        </text:list-item>
        <text:list-item>
          <text:p text:style-name="P6">另外與業務相關之學習時數（<text:span text:style-name="T7">10</text:span>小時），由公務人員自行選讀與業務相關之課程，各機關並得依施政重點、業務需要或同仁職能發展自行規劃辦理相關課程。</text:p>
        </text:list-item>
      </text:list>
      <text:list xml:id="list30282434" text:continue-list="list30268837" text:style-name="L2">
        <text:list-item>
          <text:list>
            <text:list-item>
              <text:p text:style-name="P7">行政院人事行政總處函示有關公教人員曾服軍職年資併計請頒服務獎章相關規定，惠請轉知同仁逕至本所網站查閱。 <text:s text:c="3"/></text:p>
            </text:list-item>
            <text:list-item>
              <text:p text:style-name="P7">有關公務人員退休撫卹基金管理委員會與第一商業銀行、合作金庫商業銀行合作辦理之「參加退撫基金人員指定用途貸款」，延長申請期限至<text:span text:style-name="T7">107</text:span>年<text:span text:style-name="T7">12</text:span>月<text:span text:style-name="T7">31</text:span>日止。 <text:s text:c="3"/></text:p>
            </text:list-item>
          </text:list>
        </text:list-item>
        <text:list-item>
          <text:p text:style-name="P7">會計</text:p>
          <text:list>
            <text:list-item>
              <text:p text:style-name="P7">本所本年度截至11月底止歲入及歲出執行率如下：</text:p>
              <text:list>
                <text:list-item>
                  <text:p text:style-name="P7">歲入部份：</text:p>
                  <text:list>
                    <text:list-item>
                      <text:p text:style-name="P7">罰金罰鍰及怠金 <text:s text:c="3"/>：106.21%</text:p>
                    </text:list-item>
                    <text:list-item>
                      <text:p text:style-name="P7"><text:soft-page-break/>行政規費收入 <text:s text:c="5"/>：137.30%</text:p>
                    </text:list-item>
                    <text:list-item>
                      <text:p text:style-name="P7">使用規費收入 <text:s text:c="5"/>：129.05%</text:p>
                    </text:list-item>
                  </text:list>
                </text:list-item>
                <text:list-item>
                  <text:p text:style-name="P7">歲出部份：</text:p>
                  <text:list>
                    <text:list-item>
                      <text:p text:style-name="P7">行政管理 <text:s text:c="9"/>：95.03%</text:p>
                    </text:list-item>
                    <text:list-item>
                      <text:p text:style-name="P7">土地建物登記 <text:s text:c="5"/>：91.22%</text:p>
                    </text:list-item>
                    <text:list-item>
                      <text:p text:style-name="P7">土地建物測量及複丈：90.78%</text:p>
                    </text:list-item>
                    <text:list-item>
                      <text:p text:style-name="P7">平均地權 <text:s text:c="9"/>：87.20%</text:p>
                      <text:p text:style-name="P7">一般建築及設備 <text:s text:c="3"/>：94.06%</text:p>
                    </text:list-item>
                  </text:list>
                </text:list-item>
              </text:list>
            </text:list-item>
            <text:list-item>
              <text:p text:style-name="P7">行政院主計總處有關「105年12各機關統計調查一覽表」已公佈於行政院主計總處網站，請轉知同仁或請同仁至該網站查詢、運用，避免詐騙案件發生並提升對於政府統計調查之認知。</text:p>
            </text:list-item>
            <text:list-item>
              <text:p text:style-name="P7">依據基府主統貳字第1050252467號函，為配合行政院主計線處辦理「105年家庭收支訪問調查」宣導作業，請各所屬機關、學校裝設電子看板單位協助播放「請支持配合105年家庭收支訪問調查」標語，播放期間自即日起至106年2月28日止。</text:p>
              <text:p text:style-name="P7"/>
            </text:list-item>
          </text:list>
        </text:list-item>
      </text:list>
      <text:list xml:id="list3588915353009175975" text:style-name="L5">
        <text:list-item>
          <text:p text:style-name="P10">主席指示事項</text:p>
          <text:list>
            <text:list-item>
              <text:p text:style-name="P11"><text:bookmark text:name="yui_3_16_0_ym19_1_1482825741110_21780"/><text:bookmark text:name="yui_3_16_0_ym19_1_1482825741110_21779"/><text:span text:style-name="T9">一課地籍資料庫二課電腦機房及三課檔案室邊牆遇雨即滲水，除經常除溼外，應請注意插座乾燥，確</text:span><text:span text:style-name="T9">保用電安全</text:span><text:span text:style-name="T9">。</text:span></text:p>
            </text:list-item>
            <text:list-item>
              <text:p text:style-name="P11"><text:bookmark text:name="yui_3_16_0_ym19_1_1482825741110_21784"/><text:bookmark text:name="yui_3_16_0_ym19_1_1482825741110_21786"/><text:span text:style-name="T5">測量案件內所有附件、通知、依據法令及申請人身分</text:span><text:span text:style-name="T6">證明文件等</text:span><text:span text:style-name="T5">請課長督促同仁妥為裝訂並切實歸檔保存 。 </text:span><text:span text:style-name="T8"><text:s/></text:span></text:p>
            </text:list-item>
            <text:list-item>
              <text:p text:style-name="P11"><text:bookmark text:name="yui_3_16_0_ym19_1_1482825741110_21788"/><text:bookmark text:name="yui_3_16_0_ym19_1_1482825741110_21787"/><text:span text:style-name="T4">雖市政府已停止對各單位（機關）</text:span><text:bookmark text:name="yui_3_16_0_ym19_1_1482825741110_23475"/><text:bookmark text:name="yui_3_16_0_ym19_1_1482825741110_23474"/><text:span text:style-name="T4">辦公室及週遭環境清潔考核，然整潔的環境除使身心健康外更能提</text:span><text:bookmark text:name="yui_3_16_0_ym19_1_1482825741110_21790"/><text:bookmark text:name="yui_3_16_0_ym19_1_1482825741110_23429"/><text:span text:style-name="T2">升</text:span><text:span text:style-name="T4">工作效率及民眾的舒適感，仍請各課定期辦理。 <text:s/></text:span></text:p>
            </text:list-item>
            <text:list-item>
              <text:p text:style-name="P9"><text:bookmark text:name="yui_3_16_0_ym19_1_1482825741110_23418"/><text:bookmark text:name="yui_3_16_0_ym19_1_1482825741110_23417"/><text:span text:style-name="T2">為辦理</text:span><text:bookmark text:name="yui_3_16_0_ym19_1_1482825741110_23416"/><text:span text:style-name="T3">106</text:span><text:span text:style-name="T2">年公告土地現值「年度轉檔」，請一、三課同仁</text:span><text:bookmark text:name="yui_3_16_0_ym19_1_1482825741110_21793"/><text:bookmark text:name="yui_3_16_0_ym19_1_1482825741110_21792"/><text:span text:style-name="T2">配合於</text:span><text:span text:style-name="T3">105</text:span><text:span text:style-name="T2">年</text:span><text:span text:style-name="T3">12</text:span><text:span text:style-name="T2">月</text:span><text:span text:style-name="T3">30</text:span><text:span text:style-name="T2">日（星期五）下班後辦理地籍資料庫備份作業，以確</text:span><text:soft-page-break/><text:span text:style-name="T2">保地籍資料之完整性，俟備份完成後，依內政部訂定之程序辦理地價年度轉檔。</text:span></text:p>
            </text:list-item>
          </text:list>
        </text:list-item>
      </text:list>
      <text:p text:style-name="P3"/>
      <text:list xml:id="list30271517" text:continue-numbering="true" text:style-name="L5">
        <text:list-item>
          <text:p text:style-name="P5">散會：下午2時50分</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標楷體" svg:font-family="標楷體" style:font-family-generic="script"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新細明體" svg:font-family="新細明體"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新細明體" style:font-size-asian="12pt" style:language-asian="zh" style:country-asian="TW"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新細明體"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text-properties fo:font-size="14pt" style:font-name-asian="標楷體" style:font-size-asian="14pt"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language-asian="zh" style:country-asian="TW"/>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text:page-number>/<text:span text:style-name="MT1"><text:page-count>4</text:page-count></text:span></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登記課 安樂地政</meta:initial-creator>
    <meta:creation-date>2016-06-29T13:28:16.62</meta:creation-date>
    <dc:date>2016-12-30T10:09:57.74</dc:date>
    <dc:creator>登記課 安樂地政</dc:creator>
    <meta:editing-duration>PT10H10M27S</meta:editing-duration>
    <meta:editing-cycles>33</meta:editing-cycles>
    <meta:generator>OpenOffice/4.1.2$Win32 OpenOffice.org_project/412m3$Build-9782</meta:generator>
    <meta:printed-by>登記課 安樂地政</meta:printed-by>
    <meta:print-date>2016-12-27T17:39:39.98</meta:print-date>
    <meta:document-statistic meta:table-count="0" meta:image-count="0" meta:object-count="0" meta:page-count="4" meta:paragraph-count="47" meta:word-count="1496" meta:character-count="1723"/>
  </office:meta>
</office:document-meta>
</file>